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pgRouting&lt;/h1&gt;</text:p>
      <text:p text:style-name="P1">&lt;h2&gt;About&lt;/h2&gt;</text:p>
      <text:p text:style-name="P1">&lt;p&gt;</text:p>
      <text:p text:style-name="P1"> <text:s/>&lt;a href="http://pgrouting.postlbs.org"&gt;pgRouting&lt;/a&gt; is an extension of PostGIS and adds </text:p>
      <text:p text:style-name="P1"> <text:s/>routing functionality to PostGIS/PostgreSQL. pgRouting provides following functions: </text:p>
      <text:p text:style-name="P1"> <text:s/>Dikstra - routing algorithm without heuristics; A-Star - routing for large datasets </text:p>
      <text:p text:style-name="P1"> <text:s/>(with heuristics); Shooting-Star - routing with turn restrictions (with heuristics); </text:p>
      <text:p text:style-name="P1"> <text:s/>Traveling Salesperson Problem (TSP); Driving Distance calculation (Isolines).&lt;/p&gt;</text:p>
      <text:p text:style-name="P1">&lt;h2&gt;Running&lt;/h2&gt;</text:p>
      <text:p text:style-name="P1"> <text:s/>&lt;p&gt;pgRouting functions can be added to any PostGIS database. For detailed manual please </text:p>
      <text:p text:style-name="P1"> <text:s/>refer to pgRpouting &lt;a href="http://pgrouting.postlbs.org/wiki/pgRoutingDocs/installation"&gt;website&lt;/a&gt;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